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fixAwareTokenFilter.updateSuffixToken( Token suffixToken , Token lastPrefix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efixAwareTokenFilter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ixAwareTokenFilter.setPrefix( TokenStream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ixAwareTokenFilter.re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efixAwareTokenFilt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fixAwareTokenFilter.get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ixAwareTokenFilter.next( final Token reusableToke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refixAwareTokenFilter.setSuffix( TokenStream 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ixAwareTokenFilter.PrefixAwareTokenFilter( TokenStream prefix , TokenStream 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